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tracked-changes>
        <text:changed-region xml:id="ct203367432" text:id="ct203367432">
          <text:deletion>
            <office:change-info>
              <dc:creator>kk</dc:creator>
              <dc:date>2006-08-03T22:48:00</dc:date>
            </office:change-info>
            <text:p text:style-name="P1">среди </text:p>
          </text:deletion>
        </text:changed-region>
        <text:changed-region xml:id="ct203367312" text:id="ct203367312">
          <text:insertion>
            <office:change-info>
              <dc:creator>kk</dc:creator>
              <dc:date>2006-08-03T22:48:00</dc:date>
            </office:change-info>
          </text:insertion>
        </text:changed-region>
        <text:changed-region xml:id="ct203367552" text:id="ct203367552">
          <text:deletion>
            <office:change-info>
              <dc:creator>kk</dc:creator>
              <dc:date>2006-08-03T22:49:00</dc:date>
            </office:change-info>
            <text:p text:style-name="P1">программиста </text:p>
          </text:deletion>
        </text:changed-region>
        <text:changed-region xml:id="ct203367792" text:id="ct203367792">
          <text:deletion>
            <office:change-info>
              <dc:creator>kk</dc:creator>
              <dc:date>2006-08-03T22:51:00</dc:date>
            </office:change-info>
            <text:p text:style-name="P1">м</text:p>
          </text:deletion>
        </text:changed-region>
        <text:changed-region xml:id="ct203367672" text:id="ct203367672">
          <text:insertion>
            <office:change-info>
              <dc:creator>kk</dc:creator>
              <dc:date>2006-08-03T22:51:00</dc:date>
            </office:change-info>
          </text:insertion>
        </text:changed-region>
        <text:changed-region xml:id="ct203367912" text:id="ct203367912">
          <text:deletion>
            <office:change-info>
              <dc:creator>kk</dc:creator>
              <dc:date>2006-08-03T22:51:00</dc:date>
            </office:change-info>
            <text:p text:style-name="P1">если сильно озаботиться этой целью, </text:p>
          </text:deletion>
        </text:changed-region>
        <text:changed-region xml:id="ct203368152" text:id="ct203368152">
          <text:deletion>
            <office:change-info>
              <dc:creator>kk</dc:creator>
              <dc:date>2006-08-03T22:52:00</dc:date>
            </office:change-info>
            <text:p text:style-name="P1">т</text:p>
          </text:deletion>
        </text:changed-region>
        <text:changed-region xml:id="ct203368032" text:id="ct203368032">
          <text:insertion>
            <office:change-info>
              <dc:creator>kk</dc:creator>
              <dc:date>2006-08-03T22:52:00</dc:date>
            </office:change-info>
          </text:insertion>
        </text:changed-region>
        <text:changed-region xml:id="ct203440472" text:id="ct203440472">
          <text:deletion>
            <office:change-info>
              <dc:creator>kk</dc:creator>
              <dc:date>2006-08-03T22:57:00</dc:date>
            </office:change-info>
            <text:p text:style-name="P1">т.к</text:p>
          </text:deletion>
        </text:changed-region>
        <text:changed-region xml:id="ct203440592" text:id="ct203440592">
          <text:deletion>
            <office:change-info>
              <dc:creator>kk</dc:creator>
              <dc:date>2006-08-03T22:57:00</dc:date>
            </office:change-info>
            <text:p text:style-name="P1">него </text:p>
          </text:deletion>
        </text:changed-region>
        <text:changed-region xml:id="ct203440352" text:id="ct203440352">
          <text:insertion>
            <office:change-info>
              <dc:creator>kk</dc:creator>
              <dc:date>2006-08-03T22:57:00</dc:date>
            </office:change-info>
          </text:insertion>
        </text:changed-region>
        <text:changed-region xml:id="ct203368392" text:id="ct203368392">
          <text:deletion>
            <office:change-info>
              <dc:creator>kk</dc:creator>
              <dc:date>2006-08-03T22:53:00</dc:date>
            </office:change-info>
            <text:p text:style-name="P1">в</text:p>
          </text:deletion>
        </text:changed-region>
        <text:changed-region xml:id="ct203368272" text:id="ct203368272">
          <text:insertion>
            <office:change-info>
              <dc:creator>kk</dc:creator>
              <dc:date>2006-08-03T22:53:00</dc:date>
            </office:change-info>
          </text:insertion>
        </text:changed-region>
        <text:changed-region xml:id="ct203368992" text:id="ct203368992">
          <text:deletion>
            <office:change-info>
              <dc:creator>kk</dc:creator>
              <dc:date>2006-08-03T22:54:00</dc:date>
            </office:change-info>
            <text:p text:style-name="P1">она </text:p>
          </text:deletion>
        </text:changed-region>
        <text:changed-region xml:id="ct203368512" text:id="ct203368512">
          <text:insertion>
            <office:change-info>
              <dc:creator>kk</dc:creator>
              <dc:date>2006-08-03T22:54:00</dc:date>
            </office:change-info>
          </text:insertion>
        </text:changed-region>
        <text:changed-region xml:id="ct203369112" text:id="ct203369112">
          <text:deletion>
            <office:change-info>
              <dc:creator>kk</dc:creator>
              <dc:date>2006-08-03T22:54:00</dc:date>
            </office:change-info>
            <text:p text:style-name="P1">получаем </text:p>
          </text:deletion>
        </text:changed-region>
        <text:changed-region xml:id="ct203368752" text:id="ct203368752">
          <text:insertion>
            <office:change-info>
              <dc:creator>kk</dc:creator>
              <dc:date>2006-08-03T22:54:00</dc:date>
            </office:change-info>
          </text:insertion>
        </text:changed-region>
        <text:changed-region xml:id="ct203369232" text:id="ct203369232">
          <text:deletion>
            <office:change-info>
              <dc:creator>kk</dc:creator>
              <dc:date>2006-08-03T22:54:00</dc:date>
            </office:change-info>
            <text:p text:style-name="P1">ый</text:p>
          </text:deletion>
        </text:changed-region>
        <text:changed-region xml:id="ct203368632" text:id="ct203368632">
          <text:insertion>
            <office:change-info>
              <dc:creator>kk</dc:creator>
              <dc:date>2006-08-03T22:54:00</dc:date>
            </office:change-info>
          </text:insertion>
        </text:changed-region>
        <text:changed-region xml:id="ct203369352" text:id="ct203369352">
          <text:deletion>
            <office:change-info>
              <dc:creator>kk</dc:creator>
              <dc:date>2006-08-03T22:54:00</dc:date>
            </office:change-info>
            <text:p text:style-name="P1">ый</text:p>
          </text:deletion>
        </text:changed-region>
        <text:changed-region xml:id="ct203368872" text:id="ct203368872">
          <text:insertion>
            <office:change-info>
              <dc:creator>kk</dc:creator>
              <dc:date>2006-08-03T22:54:00</dc:date>
            </office:change-info>
          </text:insertion>
        </text:changed-region>
        <text:changed-region xml:id="ct203438552" text:id="ct203438552">
          <text:deletion>
            <office:change-info>
              <dc:creator>kk</dc:creator>
              <dc:date>2006-08-03T22:54:00</dc:date>
            </office:change-info>
            <text:p text:style-name="P1"><text:s/>в пропасть.</text:p>
          </text:deletion>
        </text:changed-region>
        <text:changed-region xml:id="ct203438672" text:id="ct203438672">
          <text:deletion>
            <office:change-info>
              <dc:creator>kk</dc:creator>
              <dc:date>2006-08-03T22:54:00</dc:date>
            </office:change-info>
            <text:p text:style-name="P1">, но я сразу же предупреждаю его чем это чревато</text:p>
          </text:deletion>
        </text:changed-region>
        <text:changed-region xml:id="ct203439272" text:id="ct203439272">
          <text:deletion>
            <office:change-info>
              <dc:creator>kk</dc:creator>
              <dc:date>2006-08-03T22:55:00</dc:date>
            </office:change-info>
            <text:p text:style-name="P1">ничего </text:p>
          </text:deletion>
        </text:changed-region>
        <text:changed-region xml:id="ct203439392" text:id="ct203439392">
          <text:deletion>
            <office:change-info>
              <dc:creator>kk</dc:creator>
              <dc:date>2006-08-03T22:55:00</dc:date>
            </office:change-info>
            <text:p text:style-name="P1">в</text:p>
          </text:deletion>
        </text:changed-region>
        <text:changed-region xml:id="ct203438912" text:id="ct203438912">
          <text:insertion>
            <office:change-info>
              <dc:creator>kk</dc:creator>
              <dc:date>2006-08-03T22:55:00</dc:date>
            </office:change-info>
          </text:insertion>
        </text:changed-region>
        <text:changed-region xml:id="ct203439032" text:id="ct203439032">
          <text:insertion>
            <office:change-info>
              <dc:creator>kk</dc:creator>
              <dc:date>2006-08-03T22:55:00</dc:date>
            </office:change-info>
          </text:insertion>
        </text:changed-region>
        <text:changed-region xml:id="ct203439152" text:id="ct203439152">
          <text:insertion>
            <office:change-info>
              <dc:creator>kk</dc:creator>
              <dc:date>2006-08-03T22:55:00</dc:date>
            </office:change-info>
          </text:insertion>
        </text:changed-region>
        <text:changed-region xml:id="ct203438792" text:id="ct203438792">
          <text:deletion>
            <office:change-info>
              <dc:creator>kk</dc:creator>
              <dc:date>2006-08-03T22:56:00</dc:date>
            </office:change-info>
            <text:p text:style-name="P1">меньше</text:p>
          </text:deletion>
        </text:changed-region>
        <text:changed-region xml:id="ct203439512" text:id="ct203439512">
          <text:insertion>
            <office:change-info>
              <dc:creator>kk</dc:creator>
              <dc:date>2006-08-03T22:56:00</dc:date>
            </office:change-info>
          </text:insertion>
        </text:changed-region>
        <text:changed-region xml:id="ct203439992" text:id="ct203439992">
          <text:deletion>
            <office:change-info>
              <dc:creator>kk</dc:creator>
              <dc:date>2006-08-03T22:56:00</dc:date>
            </office:change-info>
            <text:p text:style-name="P1">ов</text:p>
          </text:deletion>
        </text:changed-region>
        <text:changed-region xml:id="ct203439632" text:id="ct203439632">
          <text:insertion>
            <office:change-info>
              <dc:creator>kk</dc:creator>
              <dc:date>2006-08-03T22:56:00</dc:date>
            </office:change-info>
          </text:insertion>
        </text:changed-region>
        <text:changed-region xml:id="ct203440112" text:id="ct203440112">
          <text:deletion>
            <office:change-info>
              <dc:creator>kk</dc:creator>
              <dc:date>2006-08-03T22:56:00</dc:date>
            </office:change-info>
            <text:p text:style-name="P1">необходимо подготовить </text:p>
          </text:deletion>
        </text:changed-region>
        <text:changed-region xml:id="ct203439752" text:id="ct203439752">
          <text:insertion>
            <office:change-info>
              <dc:creator>kk</dc:creator>
              <dc:date>2006-08-03T22:56:00</dc:date>
            </office:change-info>
          </text:insertion>
        </text:changed-region>
        <text:changed-region xml:id="ct203440232" text:id="ct203440232">
          <text:deletion>
            <office:change-info>
              <dc:creator>kk</dc:creator>
              <dc:date>2006-08-03T22:56:00</dc:date>
            </office:change-info>
            <text:p text:style-name="P1">заблаговременно.</text:p>
          </text:deletion>
        </text:changed-region>
        <text:changed-region xml:id="ct203439872" text:id="ct203439872">
          <text:insertion>
            <office:change-info>
              <dc:creator>kk</dc:creator>
              <dc:date>2006-08-03T22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FAQ</text:span> в <text:span text:style-name="T1">SPY</text:span><text:line-break/>интервью с разработчиком компьютерных шпионов</text:h>
      <text:p text:style-name="P2"><text:span text:style-name="T3">на вопросы хакера (</text:span><text:span text:style-name="T2">X</text:span><text:span text:style-name="T3">) отвечает молодой человек в темных очках, представившийся </text:span><text:span text:style-name="T2">x</text:span><text:span text:style-name="T3">-</text:span><text:span text:style-name="T2">dragon</text:span><text:span text:style-name="T3">'ом (</text:span><text:span text:style-name="T2">D</text:span><text:span text:style-name="T3">), с которым мы встретились на безлюдном берегу безымянной реки, где поговорили на темы кибернетического шпионажа</text:span></text:p>
      <text:p text:style-name="P3"/>
      <text:p text:style-name="Standard"><text:span text:style-name="T2">X</text:span><text:span text:style-name="T3">:</text:span><text:span text:style-name="T2"> </text:span><text:span text:style-name="T3">значит, ты пишешь шпионское ПО, так? это хобби или способ заработка?</text:span></text:p>
      <text:p text:style-name="P1"><text:span text:style-name="T1">D</text:span>:<text:span text:style-name="T1"> </text:span>сначала это было хобби, я с упоением ковырялся в операционных системах, изучал ассемблер, исследовал способы обхода фаеров, механизмы внедрения, ну вирусами баловался естественно и у меня это получалось, скажем так, лучше чем у других. в определенный момент времени я понял, что на этом можно зарабатывать нехилые деньги и… понеслось.</text:p>
      <text:p text:style-name="P1"/>
      <text:p text:style-name="P1"><text:span text:style-name="T2">X</text:span><text:span text:style-name="T3">:</text:span><text:span text:style-name="T2"> </text:span><text:span text:style-name="T3">кто твои заказчики? кому нужны шпионы и вирусы?</text:span></text:p>
      <text:p text:style-name="P1"><text:span text:style-name="T1">D</text:span>:<text:span text:style-name="T1"> </text:span>мои заказчики себя не раскрывают, но судя по самим заказам это: спаммеры, рассылающие рекламу чужими "руками", мошенники, крадущие номера кредитных карт и <text:span text:style-name="T1">WebMoney</text:span>, различные "темные ребята", интересующиеся базами данных государственных учреждений и корпораций. всем им нужны программы, умеющие внедряться в атакуемый компьютер и тайком выносить оттуда информацию.</text:p>
      <text:p text:style-name="P1"/>
      <text:p text:style-name="P1"><text:span text:style-name="T2">X</text:span><text:span text:style-name="T3">: как ты находишь клиентов? используешь ли объявления с форумов или это палево?</text:span></text:p>
      <text:p text:style-name="P1"><text:span text:style-name="T1">D</text:span>: действительно, на форумах до фига таких объявлений, но связываться с ними нет мазы. ты никогда не знаешь кто сидит на другой стороне: стукач или кидала. риск загреметь за решетку за хакерские дела в общем-то минимален, гораздо опаснее, что могут сесть на хвост бандитские группировки и заставить работать на себя, причем за смешные деньги и с вероятностью быть убитым в чужих разборках. ну кому это нужно? лучше находить клиентов <text:change text:change-id="ct203367432"/><text:change-start text:change-id="ct203367312"/>через <text:change-end text:change-id="ct203367312"/>хорошо проверенных знакомых.</text:p>
      <text:p text:style-name="Standard"/>
      <text:p text:style-name="Standard"><text:span text:style-name="T2">X</text:span><text:span text:style-name="T3">:</text:span><text:span text:style-name="T2"> </text:span><text:span text:style-name="T3">давай поговорим о технической части. на чем ты пишешь шпионов? на ассемблере?</text:span></text:p>
      <text:p text:style-name="P1"><text:span text:style-name="T1">D</text:span>: боюсь разочаровать, но писать шпионов на ассемблере можно только из большой любви к ассемблеру или от нечего делать. современные компиляторы позволяют сделать практически все, что угодно и с минимальными затратами времени (человеческого). конечно, совсем без ассемблерных вставок не обходится, но основная часть кода пишется на си.</text:p>
      <text:p text:style-name="P1"/>
      <text:p text:style-name="P1"><text:span text:style-name="T2">X</text:span><text:span text:style-name="T3">:</text:span><text:span text:style-name="T2"> </text:span><text:span text:style-name="T3">почему именно си? а не си++? ведь все сейчас сидят именно на нем!</text:span></text:p>
      <text:p text:style-name="P1"><text:span text:style-name="T1">D</text:span>: …и создают себе проблемы, мужественно их преодолевая. возможно, си++ хороший язык, но его достоинства уравновешиваются недостатками и в первую очередь — ограничением свободы программиста, запретом многих форм трюкачества. сама идеология си++ провоцирует <text:change text:change-id="ct203367552"/>на решение задачи в общем виде, в то время как в частном она решается в десять раз быстрее и в сто раз эффективнее. впрочем, это уже тема для священных войн ну их на хрен!</text:p>
      <text:p text:style-name="P1"/>
      <text:p text:style-name="P1"><text:span text:style-name="T2">X</text:span><text:span text:style-name="T3">: сколько времени у тебя занимает разработка нового шпиона?</text:span></text:p>
      <text:p text:style-name="P1"><text:span text:style-name="T1">D</text:span>: зависит от самого шпиона, только "нового" в нем будет немного. основную сложность представляет реализация модулей, ответственных за внедрение, сокрытие процессов и файлов, установку <text:span text:style-name="T1">back</text:span>-<text:span text:style-name="T1">door</text:span>'а и т.д., но все это уже реализовано в моей собственной библиотеке, так что фактически шпион конструируется из готовых блоков, на что уходит несколько дней. гораздо больше времени отнимает тестирование и проверка на совместимость с новыми версиями <text:span text:style-name="T1">Windows</text:span>. шпионы со "знаком качества" обкатываются до недели. конечно, библиотека нуждается в развитии — совершенствовании механизмов сокрытия/внедрения, поддержке новых технологий и платформ (например, <text:span text:style-name="T1">x</text:span>86-64), но это происходит в "фоне", так сказать в свободное время.</text:p>
      <text:p text:style-name="P1"/>
      <text:p text:style-name="P1"><text:span text:style-name="T2">X</text:span><text:span text:style-name="T3">: пользуешься ли ты упаковщиками и протекторами для противодействия аверам?</text:span></text:p>
      <text:p text:style-name="P1"><text:span text:style-name="T2">D</text:span><text:span text:style-name="T3">: </text:span>когда-то пользовался, но потом признал эту практику порочной и послал все протекторы на три икса. ты спрашиваешь почему? я сейчас скажу. во-первых, аверисты не спят и оперативно учатся распаковывать новые протекторы, так что такая мера ни от чего не спасет. во-вторых, все мои шпионы пишутся индивидуально и хотя они содержат некоторые постоянные фрагменты (ту же упомянутую библиотеку), при перекомпиляции другим компилятором с другими ключами, они преображаются до неузнаваемости. в-третьих, гораздо выгоднее использовать свой встроенный мини-шифратор на основе <text:span text:style-name="T1">SSE</text:span>-команд с эмуляцией которых у аверов большие проблемы, да что там <text:span text:style-name="T1">SSE</text:span>! многие команды 8086 процессора (такие, например, как <text:span text:style-name="T1">AAA</text:span>) большинством аверо<text:change text:change-id="ct203367792"/><text:change-start text:change-id="ct203367672"/>в<text:change-end text:change-id="ct203367672"/> эмулируются неправильно, а, значит, они не смогут расшифровать код, даже если расшифровщик будет состоять всего из нескольких машинных команд. во всяком случае, это мой код, за который я отвечаю и прилагаю все усилия, чтобы он работал правильно. популярные протекторы содержат массу ошибок и доверить им защиту своих шпионов я не могу, просто не имею морального права перед своими клиентами.</text:p>
      <text:p text:style-name="P1"/>
      <text:p text:style-name="P1"><text:span text:style-name="T2">X</text:span><text:span text:style-name="T3">: а какие гарантии ты даешь своим клиентам? возможно ли засечь твоих шпионов?</text:span></text:p>
      <text:p text:style-name="P1"><text:soft-page-break/><text:span text:style-name="T1">D</text:span>: гарантии обычные — то есть никаких гарантий. по другому просто не получится. никто не застрахован от ошибок и я в том числе. естественно, опытный хакер, умеющий держать отладчик в руках, сможет обнаружить шпиона, <text:change text:change-id="ct203367912"/>но для этого ему придется проделать большую и кропотливую работу, которой никто не будет заниматься просто так, если нет подозрения, а подозрений не<text:change text:change-id="ct203368152"/> <text:change-start text:change-id="ct203368032"/>будет <text:change-end text:change-id="ct203368032"/>потому, что мои шпионы ведут себя максимально корректно, обходят защитные системы, не замедляют работу компьютера и ни с чем не конфликтуют, хотя проколы и со мной тоже случаются.</text:p>
      <text:p text:style-name="P1"/>
      <text:p text:style-name="P1"><text:span text:style-name="T2">X</text:span><text:span text:style-name="T3">: что за проколы?</text:span></text:p>
      <text:p text:style-name="P1"><text:span text:style-name="T1">D</text:span>:<text:span text:style-name="T1"> </text:span>да всякие. о многих даже стыдно говорить. например, однажды мой шпион случайно отобрал фокус у окна <text:span text:style-name="T1">winlogon</text:span>'а и не возвратил, некоторые пользователи обратили на это внимание (<text:change text:change-id="ct203440472"/>. раньше они просто набирали пароль при входе в систему, а теперь на <text:change text:change-id="ct203440592"/><text:change-start text:change-id="ct203440352"/>окно <text:change-end text:change-id="ct203440352"/>приходилось кликать мышем), вот мой шпион и погорел. несколько раз напарывался на сюрпризы недокументированных возможностей, неожиданно менявшихся в очередном <text:span text:style-name="T1">service</text:span> <text:span text:style-name="T1">pack</text:span>'е без всякого предупреждения и лишающего шпиона работоспособности, а меня репутации и заработка. сейчас я полностью отказался от использования недокументированных возможностей и наменян придерживаться той же стратегии и в дальнейшем.</text:p>
      <text:p text:style-name="P1"/>
      <text:p text:style-name="P1"><text:span text:style-name="T2">X</text:span><text:span text:style-name="T3">:</text:span><text:span text:style-name="T2"> </text:span><text:span text:style-name="T3">как же так?! шпион - и без недокументированных особенностей?</text:span></text:p>
      <text:p text:style-name="P1"><text:span text:style-name="T1">D</text:span>:<text:span text:style-name="T1"> </text:span>представь себе, написать шпиона, использующего только документированные возможности вполне возможно и он от этого только выиграет. да, в использовании недокументированных возможностей есть какой-то романтизм, но в серьезных разработках использовать его недопустимо! это могут делать либо _очень_ опытные гуру, либо пионеры. я же не отношусь ни к тем, ни к другим. кстати, <text:span text:style-name="T1">MS</text:span> в последнее время "рассекретила" множество функций, бывших ранее недокументированными, чем серьезно облегчила мне и моим коллегам жизнь.</text:p>
      <text:p text:style-name="P1"/>
      <text:p text:style-name="P1"><text:span text:style-name="T2">X</text:span><text:span text:style-name="T3">: какие алгоритмы сокрытия файлов и процессов ты используешь?</text:span></text:p>
      <text:p text:style-name="P1"><text:span text:style-name="T1">D</text:span>: это как раз проще всего. достаточно перехватить ряд низкоуровневых функций, например, внедрив за концом их пролога <text:span text:style-name="T1">jump</text:span> на свой обработчик. почему после пролога, как поступает большинство шпионов? да потому что уже существуют утилиты, сканирующие первые байты функций на предмет наличия <text:span text:style-name="T1">jump</text:span>'ов к тому же необходимо отслеживать открытие файла <text:span text:style-name="T1">NTOSKRNL</text:span>.<text:span text:style-name="T1">EXE</text:span>, чтобы никакая защита не могла сравнить образ памяти ядра с оригиналом. вообще же, лучший способ маскировки — не создавать никаких дополнительных потоков/процессов, внедряясь в уже существующие, и не дрыгать диско<text:change text:change-id="ct203368392"/><text:change-start text:change-id="ct203368272"/>м<text:change-end text:change-id="ct203368272"/>, держа все данные в памяти. _любую_ активную маскировку достаточно легко обнаружить. защите достаточно, например, прочитать диск на сектором уровне и сравнить эти данные с данными, возвращенными операционной системой. если обнаружатся различия — значит, кто-то маскируется.</text:p>
      <text:p text:style-name="P1"/>
      <text:p text:style-name="P1"><text:span text:style-name="T2">X</text:span><text:span text:style-name="T3">: а разве нельзя перехватить посекторное чтение диска?</text:span></text:p>
      <text:p text:style-name="P1"><text:span text:style-name="T1">D</text:span>: почему нельзя? можно. но это усложняет шпиона, да и к тому же всего не предусмотришь. с этим, кстати, связан еще один мой прокол. я не учел существование <text:span text:style-name="T1">USB</text:span>-носителей и некоторых других типов дисков, вот их и не перехватывал. а следовало бы… (тяжелый вздох). но всего же не учтешь, ведь правда? к тому же некоторые ревизоры сканируют диск еще до загрузки операционной системы, а потому в принципе не могут быть перехвачены шпионом. то есть могут, конечно, но для этого шпион должен внедряться в первичный загрузчик. хорошо, когда он расположен на <text:span text:style-name="T1">IDE</text:span>-диске, а если это <text:span text:style-name="T1">RAID</text:span> или <text:span text:style-name="T1">SCSI</text:span>? сокрытие своего присутствия (то есть стелсирование) — изначально плохая и порочная идея, поскольку <text:change text:change-id="ct203368992"/>порождает проблемы, решение которых порождает новые проблемы и мы <text:change-start text:change-id="ct203368512"/>падаем в пропасть в <text:change-end text:change-id="ct203368512"/><text:change text:change-id="ct203369112"/>бесконечн<text:change-start text:change-id="ct203368752"/>ом<text:change-end text:change-id="ct203368752"/><text:change text:change-id="ct203369232"/> рекурсивн<text:change-start text:change-id="ct203368632"/>ом<text:change-end text:change-id="ct203368632"/><text:change text:change-id="ct203369352"/> спуск<text:change-start text:change-id="ct203368872"/>е.<text:change-end text:change-id="ct203368872"/><text:change text:change-id="ct203438552"/> впрочем, это только мое личное мнение и если заказчик хочет получить стелисирование — он его получает<text:change text:change-id="ct203438672"/>.</text:p>
      <text:p text:style-name="P1"/>
      <text:p text:style-name="P1"><text:span text:style-name="T2">X</text:span><text:span text:style-name="T3">: мы и не подозревали, что в создании шпионов столько тонкостей!</text:span></text:p>
      <text:p text:style-name="P1"><text:span text:style-name="T1">D</text:span>: на самом деле их гораздо больше! хороший шпион — большая редкость и его конструкция отрабатывается годами, просто так сесть и написать ни у кого не получится, особенно если ты <text:change text:change-id="ct203439272"/>круче домашнего ПК с <text:span text:style-name="T1">IDE</text:span>-винчестеро<text:change text:change-id="ct203439392"/><text:change-start text:change-id="ct203438912"/>м<text:change-end text:change-id="ct203438912"/> и <text:span text:style-name="T1">Windows XP Professional</text:span> <text:change-start text:change-id="ct203439032"/>ничего другого <text:change-end text:change-id="ct203439032"/>в глаза не видел! необходимо иметь опыт работы с различным оборудованием, исследовать сотни защитных механизмов (типа брандмауэров, систем обнаружения вторжения и т.<text:change-start text:change-id="ct203439152"/> <text:change-end text:change-id="ct203439152"/>д.), причем знать не только теорию, но и практический расклад и расстановку сил, то есть _реальное_ положение дел, определяемое пресловутым человеческим фактором. и много чего еще…</text:p>
      <text:p text:style-name="P1"/>
      <text:p text:style-name="P1"><text:span text:style-name="T2">X</text:span><text:span text:style-name="T3">: вот мы все про </text:span><text:span text:style-name="T2">Windows</text:span><text:span text:style-name="T3"> говорим, а как на счет шпионажа в никсах?</text:span></text:p>
      <text:p text:style-name="P1"><text:span text:style-name="T1">D</text:span>: технически это весьма просто (если только это не <text:span text:style-name="T1">OpenBSD</text:span> и админ не латает систему с параноической усердностью). у меня есть несколько готовых шпионов, но спрос на них порядка на два <text:change text:change-id="ct203438792"/><text:change-start text:change-id="ct203439512"/>ниже<text:change-end text:change-id="ct203439512"/>, чем на <text:span text:style-name="T1">Windows</text:span>, но, возможно, в будущем ситуация изменится, поэтому шпион<text:change text:change-id="ct203439992"/><text:change-start text:change-id="ct203439632"/>ы<text:change-end text:change-id="ct203439632"/> <text:change text:change-id="ct203440112"/><text:change-start text:change-id="ct203439752"/>готовятся заранее. <text:change-end text:change-id="ct203439752"/><text:change text:change-id="ct203440232"/></text:p>
      <text:p text:style-name="Standard"/>
      <text:p text:style-name="Standard"><text:span text:style-name="T2">X</text:span><text:span text:style-name="T3">: что ты хочешь сказать в заключении интервью?</text:span></text:p>
      <text:p text:style-name="P1"><text:span text:style-name="T1">D</text:span>: то, что разработка шпионов<text:span text:style-name="T1"> </text:span>– это удел тех, кто не смог (или не захотел) реализовать себя как-нибудь иначе. <text:change-start text:change-id="ct203439872"/>сверх<text:change-end text:change-id="ct203439872"/>больших денег она не приносит, а риск все-таки есть. он давит на тебя как танк, нависает словно осеннее небо, но… ничего другого кроме шпионов ты программировать ты не умеешь, а клепать аплеухи — тебе не позволяет гордость. вот и…</text:p>
      <text:p text:style-name="P2"/>
      <text:p text:style-name="P2"><text:span text:style-name="T3">мы расстались с </text:span><text:span text:style-name="T2">x</text:span><text:span text:style-name="T3">-</text:span><text:span text:style-name="T2">dragon</text:span><text:span text:style-name="T3">'ом, вечерний туман растворил его силуэт, но сказанные им слова — остались! [он так и не согласился сфотографироваться, поэтому, мы прилагаем лишь панораму реки на берегу которой происходила эта беседа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8-03T21:57:00</dc:date>
    <meta:editing-cycles>98</meta:editing-cycles>
    <meta:editing-duration>PT3H25M</meta:editing-duration>
    <meta:document-statistic meta:table-count="0" meta:image-count="0" meta:object-count="0" meta:page-count="2" meta:paragraph-count="33" meta:word-count="1450" meta:character-count="9892" meta:non-whitespace-character-count="8463"/>
    <meta:generator>LibreOffice/5.1.4.2$Windows_x86 LibreOffice_project/f99d75f39f1c57ebdd7ffc5f42867c12031db97a</meta:generator>
  </office:meta>
</office:document-meta>
</file>